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EE874247E60ED0F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212cm" fo:margin-bottom="0cm" style:contextual-spacing="false" fo:text-indent="0cm" style:auto-text-indent="false"/>
    </style:style>
    <style:style style:name="P4" style:family="paragraph" style:parent-style-name="Standard">
      <style:paragraph-properties fo:margin-left="0.319cm" fo:margin-right="0cm" fo:margin-top="0cm" fo:margin-bottom="0cm" style:contextual-spacing="false" fo:text-indent="0cm" style:auto-text-indent="false"/>
    </style:style>
    <style:style style:name="P5" style:family="paragraph" style:parent-style-name="Standard">
      <style:paragraph-properties fo:margin-left="0.319cm" fo:margin-right="0cm" fo:text-indent="0cm" style:auto-text-indent="false"/>
      <style:text-properties style:font-name="Arial Narrow" fo:font-size="16pt" fo:language="en" fo:country="GB" style:font-size-asian="16pt" style:font-name-complex="Arial Narrow" style:font-size-complex="16pt"/>
    </style:style>
    <style:style style:name="P6"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 Narrow" style:font-size-complex="16pt"/>
    </style:style>
    <style:style style:name="P7"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8" style:family="paragraph" style:parent-style-name="Standard">
      <style:paragraph-properties fo:margin-left="0.318cm" fo:margin-right="0cm" fo:text-indent="0cm" style:auto-text-indent="false"/>
      <style:text-properties style:font-name="Arial Narrow" fo:font-size="14pt"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0" style:family="paragraph" style:parent-style-name="Standard">
      <style:paragraph-properties fo:margin-left="0.319cm" fo:margin-right="0cm" fo:text-indent="0cm" style:auto-text-indent="false"/>
      <style:text-properties style:font-name="Arial Narrow" fo:font-size="14pt" style:font-size-asian="14pt" style:font-name-complex="Arial Narrow" style:font-size-complex="14pt"/>
    </style:style>
    <style:style style:name="P11"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 Narrow" style:font-size-complex="14pt"/>
    </style:style>
    <style:style style:name="P12" style:family="paragraph" style:parent-style-name="Standard">
      <style:paragraph-properties fo:margin-left="0.319cm" fo:margin-right="0cm"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8cm" fo:margin-right="0cm" fo:text-indent="0cm" style:auto-text-indent="false"/>
      <style:text-properties style:font-name="Arial Narrow" style:font-name-complex="Arial Narrow"/>
    </style:style>
    <style:style style:name="P14"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15" style:family="paragraph" style:parent-style-name="Standard">
      <style:paragraph-properties fo:margin-left="0.319cm" fo:margin-right="0cm" fo:text-indent="0cm" style:auto-text-indent="false"/>
      <style:text-properties style:font-name="Arial Narrow" style:font-name-complex="Arial Narrow"/>
    </style:style>
    <style:style style:name="P16"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17" style:family="paragraph" style:parent-style-name="Standard">
      <style:paragraph-properties fo:margin-left="0.319cm" fo:margin-right="0cm" fo:margin-top="0cm" fo:margin-bottom="0cm" style:contextual-spacing="false" fo:text-indent="0cm" style:auto-text-indent="false"/>
      <style:text-properties style:font-name="Arial Narrow" style:font-name-complex="Arial Narrow"/>
    </style:style>
    <style:style style:name="P18" style:family="paragraph" style:parent-style-name="Standard">
      <style:paragraph-properties fo:margin-left="0.318cm" fo:margin-right="0cm" fo:margin-top="0.212cm" fo:margin-bottom="0cm" style:contextual-spacing="false" fo:text-indent="0cm" style:auto-text-indent="false"/>
      <style:text-properties style:font-name="Arial Narrow" style:font-name-complex="Arial Narrow"/>
    </style:style>
    <style:style style:name="P19" style:family="paragraph" style:parent-style-name="Standard">
      <style:paragraph-properties fo:margin-left="0.318cm" fo:margin-right="0cm" fo:text-indent="0cm" style:auto-text-indent="false"/>
      <style:text-properties style:font-name="Arial Narrow" style:font-name-complex="Arial Narrow"/>
    </style:style>
    <style:style style:name="P2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style:font-name-complex="Arial Narrow"/>
    </style:style>
    <style:style style:name="P21" style:family="paragraph" style:parent-style-name="Standard" style:list-style-name="">
      <style:paragraph-properties fo:margin-left="0.318cm" fo:margin-right="0cm" fo:text-indent="0cm" style:auto-text-indent="false"/>
      <style:text-properties style:font-name="Arial Narrow" style:font-name-complex="Arial Narrow"/>
    </style:style>
    <style:style style:name="P22"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style:font-name-complex="Arial Narrow"/>
    </style:style>
    <style:style style:name="P23"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style:font-name-complex="Arial Narrow"/>
    </style:style>
    <style:style style:name="P24"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25"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7" style:family="paragraph" style:parent-style-name="Standard" style:list-style-name="">
      <style:paragraph-properties fo:margin-left="0.318cm" fo:margin-right="0cm" fo:text-indent="0cm" style:auto-text-indent="false"/>
      <style:text-properties style:font-name="Arial Narrow" fo:language="en" fo:country="GB" fo:background-color="#ffff00" style:font-name-complex="Arial Narrow"/>
    </style:style>
    <style:style style:name="P2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29"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30"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it" fo:country="IT" fo:background-color="#ffff00" style:font-name-complex="Arial Narrow" fo:hyphenate="false" fo:hyphenation-remain-char-count="2" fo:hyphenation-push-char-count="2" loext:hyphenation-no-caps="false"/>
    </style:style>
    <style:style style:name="P31" style:family="paragraph" style:parent-style-name="Standard">
      <style:paragraph-properties fo:margin-left="0.319cm" fo:margin-right="0cm" fo:text-indent="0cm" style:auto-text-indent="false"/>
      <style:text-properties style:font-name="Arial Narrow" fo:font-size="12pt" style:font-size-asian="12pt" style:font-name-complex="Arial Narrow" style:font-size-complex="12pt"/>
    </style:style>
    <style:style style:name="P32" style:family="paragraph" style:parent-style-name="Standard" style:list-style-name="">
      <style:paragraph-properties fo:margin-left="0.318cm" fo:margin-right="0cm" fo:text-indent="0cm" style:auto-text-indent="false"/>
      <style:text-properties style:font-name="Arial Narrow" fo:font-size="12pt" style:font-size-asian="12pt" style:font-name-complex="Arial Narrow" style:font-size-complex="12pt"/>
    </style:style>
    <style:style style:name="P33" style:family="paragraph" style:parent-style-name="Standard">
      <style:paragraph-properties fo:margin-left="0.319cm" fo:margin-right="0cm" fo:text-indent="0cm" style:auto-text-indent="false"/>
      <style:text-properties style:font-name="Arial Narrow" fo:font-size="12pt" fo:language="en" fo:country="GB" style:font-size-asian="12pt" style:font-name-complex="Arial Narrow" style:font-size-complex="12pt"/>
    </style:style>
    <style:style style:name="P3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35" style:family="paragraph" style:parent-style-name="Standard">
      <loext:graphic-properties draw:fill="none" draw:fill-color="#ffffff"/>
      <style:paragraph-properties fo:margin-left="0.3cm" fo:margin-right="0cm"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36" style:family="paragraph" style:parent-style-name="Standard">
      <style:paragraph-properties fo:margin-left="0.319cm" fo:margin-right="0cm" fo:margin-top="0cm" fo:margin-bottom="0cm" style:contextual-spacing="false" fo:text-indent="0cm" style:auto-text-indent="false"/>
      <style:text-properties style:font-name="Arial Narrow" fo:font-size="10pt" style:font-size-asian="10pt" style:font-name-complex="Arial Narrow" style:font-size-complex="10pt"/>
    </style:style>
    <style:style style:name="P37"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 Narrow" style:font-size-complex="10pt"/>
    </style:style>
    <style:style style:name="P38"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 Narrow" style:font-size-complex="10pt"/>
    </style:style>
    <style:style style:name="P39"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0" style:family="paragraph" style:parent-style-name="Standard">
      <style:paragraph-properties fo:margin-left="0.318cm" fo:margin-right="0cm" fo:text-indent="0cm" style:auto-text-indent="false"/>
    </style:style>
    <style:style style:name="P41" style:family="paragraph" style:parent-style-name="Standard">
      <style:paragraph-properties fo:margin-left="0.319cm" fo:margin-right="0cm" fo:text-indent="0cm" style:auto-text-indent="false"/>
      <style:text-properties style:use-window-font-color="true" loext:opacity="0%" style:font-name="Arial Narrow" fo:font-size="12pt" fo:language="it" fo:country="IT" style:font-name-asian="Times New Roman" style:font-size-asian="12pt" style:language-asian="zh" style:country-asian="CN" style:font-name-complex="Arial Narrow" style:font-size-complex="12pt" style:language-complex="ar" style:country-complex="SA"/>
    </style:style>
    <style:style style:name="P42"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use-window-font-color="true" loext:opacity="0%" style:font-name="Arial Narrow" fo:font-size="12pt" fo:language="it" fo:country="I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3" style:family="paragraph" style:parent-style-name="Standard">
      <style:paragraph-properties fo:margin-left="0.319cm" fo:margin-right="0cm" fo:margin-top="0.199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45" style:family="paragraph" style:parent-style-name="Standard">
      <loext:graphic-properties draw:fill="none" draw:fill-color="#ffffff"/>
      <style:paragraph-properties fo:margin-left="0.318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6" style:family="paragraph" style:parent-style-name="Standard">
      <loext:graphic-properties draw:fill="none" draw:fill-color="#ffffff"/>
      <style:paragraph-properties fo:margin-left="0.3cm" fo:margin-right="0cm" fo:margin-top="0cm" fo:margin-bottom="0.212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8"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49" style:family="paragraph" style:parent-style-name="Standard">
      <style:paragraph-properties fo:margin-left="0.318cm" fo:margin-right="0cm" fo:text-indent="0cm" style:auto-text-indent="false"/>
      <style:text-properties fo:color="#000000" loext:opacity="100%" style:font-name="Arial Narrow" fo:font-size="12pt" style:font-size-asian="12pt" style:font-name-complex="Arial Narrow" style:font-size-complex="12pt"/>
    </style:style>
    <style:style style:name="P50"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size-asian="12pt" style:font-name-complex="Arial Narrow" style:font-size-complex="12pt" fo:hyphenate="false" fo:hyphenation-remain-char-count="2" fo:hyphenation-push-char-count="2" loext:hyphenation-no-caps="false"/>
    </style:style>
    <style:style style:name="P51"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2"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53"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 Narrow" style:font-size-complex="14pt"/>
    </style:style>
    <style:style style:name="P54"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 Narrow" style:font-size-complex="14pt"/>
    </style:style>
    <style:style style:name="P55"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56"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fo:hyphenate="false" fo:hyphenation-remain-char-count="2" fo:hyphenation-push-char-count="2" loext:hyphenation-no-caps="false"/>
    </style:style>
    <style:style style:name="P57" style:family="paragraph" style:parent-style-name="Standard">
      <style:paragraph-properties fo:margin-left="0.319cm" fo:margin-right="0cm" fo:text-indent="0cm" style:auto-text-indent="false"/>
      <style:text-properties fo:color="#000000" loext:opacity="100%" style:font-name="Arial Narrow" style:font-name-complex="Arial Narrow"/>
    </style:style>
    <style:style style:name="P58" style:family="paragraph" style:parent-style-name="Standard">
      <style:paragraph-properties fo:margin-left="0.318cm" fo:margin-right="0cm" fo:text-indent="0cm" style:auto-text-indent="false"/>
      <style:text-properties fo:color="#000000" loext:opacity="100%" style:font-name="Arial Narrow" style:font-name-complex="Arial Narrow"/>
    </style:style>
    <style:style style:name="P59"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style:font-name-complex="Arial Narrow"/>
    </style:style>
    <style:style style:name="P60" style:family="paragraph" style:parent-style-name="Standard">
      <style:paragraph-properties fo:margin-left="0.319cm" fo:margin-right="0cm" fo:text-indent="0cm" style:auto-text-indent="false"/>
      <style:text-properties fo:color="#000000" loext:opacity="100%" style:font-name="Arial Narrow" fo:font-size="10pt" fo:background-color="#ffff00" style:font-size-asian="10pt" style:font-name-complex="Arial Narrow" style:font-size-complex="10pt"/>
    </style:style>
    <style:style style:name="P61" style:family="paragraph" style:parent-style-name="Standard">
      <style:paragraph-properties fo:margin-left="0.319cm" fo:margin-right="0cm" fo:text-indent="0cm" style:auto-text-indent="false"/>
      <style:text-properties fo:color="#000000" loext:opacity="100%" style:font-name="Arial Narrow" fo:font-size="10pt" style:font-size-asian="10pt" style:font-name-complex="Arial Narrow" style:font-size-complex="10pt"/>
    </style:style>
    <style:style style:name="P6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fo:hyphenate="false" fo:hyphenation-remain-char-count="2" fo:hyphenation-push-char-count="2" loext:hyphenation-no-caps="false"/>
    </style:style>
    <style:style style:name="P63" style:family="paragraph" style:parent-style-name="Standard">
      <style:paragraph-properties fo:margin-left="0.319cm" fo:margin-right="0cm" fo:margin-top="0.212cm" fo:margin-bottom="0cm" style:contextual-spacing="false" fo:text-indent="0cm" style:auto-text-indent="false"/>
    </style:style>
    <style:style style:name="P64" style:family="paragraph" style:parent-style-name="Standard">
      <style:paragraph-properties fo:margin-left="0.319cm" fo:margin-right="0cm" fo:text-indent="0cm" style:auto-text-indent="false"/>
    </style:style>
    <style:style style:name="P65" style:family="paragraph" style:parent-style-name="Standard">
      <style:paragraph-properties fo:margin-left="0.318cm" fo:margin-right="0cm" fo:text-indent="0cm" style:auto-text-indent="false"/>
    </style:style>
    <style:style style:name="P66" style:family="paragraph" style:parent-style-name="Standard" style:list-style-name="">
      <style:paragraph-properties fo:margin-left="0.318cm" fo:margin-right="0cm" fo:text-indent="0cm" style:auto-text-indent="false"/>
    </style:style>
    <style:style style:name="P67" style:family="paragraph" style:parent-style-name="Standard" style:list-style-name="">
      <style:paragraph-properties fo:margin-left="0.318cm" fo:margin-right="0cm" fo:text-indent="0cm" style:auto-text-indent="false"/>
    </style:style>
    <style:style style:name="P6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9"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0" style:family="paragraph" style:parent-style-name="Standard">
      <loext:graphic-properties draw:fill="none" draw:fill-color="#ffffff"/>
      <style:paragraph-properties fo:margin-left="0.3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1" style:family="paragraph" style:parent-style-name="Standard" style:list-style-name="">
      <loext:graphic-properties draw:fill="none" draw:fill-color="#ffffff"/>
      <style:paragraph-properties fo:margin-left="2.401cm" fo:margin-right="0cm" fo:margin-top="0cm" fo:margin-bottom="0cm" style:contextual-spacing="false" fo:orphans="2" fo:widows="2" fo:hyphenation-ladder-count="no-limit" fo:text-indent="-2.101cm" style:auto-text-indent="false" fo:background-color="transparent" style:writing-mode="lr-tb"/>
      <style:text-properties fo:hyphenate="false" fo:hyphenation-remain-char-count="2" fo:hyphenation-push-char-count="2" loext:hyphenation-no-caps="false"/>
    </style:style>
    <style:style style:name="P72" style:family="paragraph" style:parent-style-name="Standard" style:list-style-name="">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3" style:family="paragraph" style:parent-style-name="Standard">
      <style:paragraph-properties fo:margin-left="0.319cm" fo:margin-right="0cm" fo:text-indent="0cm" style:auto-text-indent="false"/>
      <style:text-properties fo:font-size="12pt" style:font-size-asian="12pt" style:font-size-complex="12pt"/>
    </style:style>
    <style:style style:name="P74" style:family="paragraph" style:parent-style-name="Standard">
      <style:paragraph-properties fo:margin-left="0.319cm" fo:margin-right="0cm" fo:margin-top="0cm" fo:margin-bottom="0cm" style:contextual-spacing="false" fo:text-indent="0cm" style:auto-text-indent="false"/>
      <style:text-properties fo:font-size="10pt" style:font-size-asian="10pt" style:font-size-complex="10pt"/>
    </style:style>
    <style:style style:name="P75"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6"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fo:language="en" fo:country="GB" fo:background-color="#ffff00" loext:char-shading-value="0"/>
    </style:style>
    <style:style style:name="T3" style:family="text">
      <style:text-properties style:font-name="Arial Narrow" fo:font-size="14pt" fo:language="en" fo:country="GB" style:font-size-asian="14pt" style:font-name-complex="Arial Narrow" style:font-size-complex="14pt"/>
    </style:style>
    <style:style style:name="T4" style:family="text">
      <style:text-properties style:font-name="Arial Narrow" fo:font-size="14pt" fo:language="en" fo:country="GB" fo:background-color="#ffff00" loext:char-shading-value="0" style:font-size-asian="14pt" style:font-name-complex="Arial Narrow" style:font-size-complex="14pt"/>
    </style:style>
    <style:style style:name="T5" style:family="text">
      <style:text-properties style:font-name="Arial Narrow" fo:font-size="14pt" fo:language="en" fo:country="GB" officeooo:rsid="001a45c3" fo:background-color="#ffff00" loext:char-shading-value="0" style:font-size-asian="14pt" style:font-name-complex="Arial Narrow" style:font-size-complex="14pt"/>
    </style:style>
    <style:style style:name="T6" style:family="text">
      <style:text-properties style:font-name="Arial Narrow" fo:font-size="14pt" style:font-size-asian="14pt" style:font-name-complex="Arial Narrow" style:font-size-complex="14pt"/>
    </style:style>
    <style:style style:name="T7" style:family="text">
      <style:text-properties style:font-name="Arial Narrow" fo:font-size="14pt" fo:background-color="#ffff00" loext:char-shading-value="0" style:font-size-asian="14pt" style:font-name-complex="Arial Narrow" style:font-size-complex="14pt"/>
    </style:style>
    <style:style style:name="T8" style:family="text">
      <style:text-properties style:font-name="Arial Narrow" fo:language="en" fo:country="GB" style:font-name-complex="Arial Narrow"/>
    </style:style>
    <style:style style:name="T9" style:family="text">
      <style:text-properties style:font-name="Arial Narrow" fo:language="en" fo:country="GB" style:font-name-complex="Arial Narrow"/>
    </style:style>
    <style:style style:name="T10" style:family="text">
      <style:text-properties style:font-name="Arial Narrow" fo:language="en" fo:country="GB" fo:background-color="#ffff00" loext:char-shading-value="0" style:font-name-complex="Arial Narrow"/>
    </style:style>
    <style:style style:name="T11" style:family="text">
      <style:text-properties style:font-name="Arial Narrow" fo:language="en" fo:country="GB" fo:background-color="transparent" loext:char-shading-value="0" style:font-name-complex="Arial Narrow"/>
    </style:style>
    <style:style style:name="T12" style:family="text">
      <style:text-properties style:font-name="Arial Narrow" style:font-name-complex="Arial Narrow"/>
    </style:style>
    <style:style style:name="T13" style:family="text">
      <style:text-properties style:font-name="Arial Narrow" style:font-name-complex="Arial Narrow"/>
    </style:style>
    <style:style style:name="T14" style:family="text">
      <style:text-properties style:font-name="Arial Narrow" fo:background-color="#ffff00" loext:char-shading-value="0" style:font-name-complex="Arial Narrow"/>
    </style:style>
    <style:style style:name="T15" style:family="text">
      <style:text-properties style:font-name="Arial Narrow" fo:language="it" fo:country="IT" fo:background-color="#ffff00" loext:char-shading-value="0" style:font-name-complex="Arial Narrow"/>
    </style:style>
    <style:style style:name="T16" style:family="text">
      <style:text-properties style:font-name="Arial Narrow" fo:font-size="12pt" style:font-size-asian="12pt" style:font-name-complex="Arial Narrow" style:font-size-complex="12pt"/>
    </style:style>
    <style:style style:name="T17" style:family="text">
      <style:text-properties style:font-name="Arial Narrow" fo:font-size="12pt" style:font-size-asian="12pt" style:font-name-complex="Arial Narrow" style:font-size-complex="12pt"/>
    </style:style>
    <style:style style:name="T18" style:family="text">
      <style:text-properties style:font-name="Arial Narrow" fo:font-size="12pt" fo:language="en" fo:country="GB" style:font-size-asian="12pt" style:font-name-complex="Arial Narrow" style:font-size-complex="12pt"/>
    </style:style>
    <style:style style:name="T19" style:family="text">
      <style:text-properties style:font-name="Arial Narrow" fo:font-size="10pt" fo:language="en" fo:country="GB" style:font-size-asian="10pt" style:font-name-complex="Arial Narrow" style:font-size-complex="10pt"/>
    </style:style>
    <style:style style:name="T20" style:family="text">
      <style:text-properties style:font-name="Arial Narrow" fo:font-weight="bold" fo:background-color="#ffff00" loext:char-shading-value="0" style:font-weight-asian="bold" style:font-name-complex="Arial Narrow" style:font-weight-complex="bold"/>
    </style:style>
    <style:style style:name="T21" style:family="text">
      <style:text-properties style:font-name="Arial Narrow" style:font-name-asian="Arial Narrow" style:font-name-complex="Arial Narrow"/>
    </style:style>
    <style:style style:name="T22"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fo:font-size="12pt" fo:language="it" fo:country="IT" fo:font-weight="bold" fo:background-color="#ffff00"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25"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6" style:family="text">
      <style:text-properties fo:color="#000000" loext:opacity="100%" style:font-name="Arial Narrow" fo:font-size="12pt" fo:language="en" fo:country="GB" fo:background-color="#ffff00" loext:char-shading-value="0" style:font-size-asian="12pt" style:font-name-complex="Arial Narrow" style:font-size-complex="12pt"/>
    </style:style>
    <style:style style:name="T27" style:family="text">
      <style:text-properties fo:color="#000000" loext:opacity="100%" style:font-name="Arial Narrow" fo:font-size="12pt" style:font-size-asian="12pt" style:font-name-complex="Arial Narrow" style:font-size-complex="12pt"/>
    </style:style>
    <style:style style:name="T28" style:family="text">
      <style:text-properties fo:color="#000000" loext:opacity="100%" style:font-name="Arial Narrow" style:font-name-complex="Arial Narrow"/>
    </style:style>
    <style:style style:name="T29" style:family="text">
      <style:text-properties fo:color="#000000" loext:opacity="100%" style:font-name="Arial Narrow" fo:font-size="14pt" style:font-size-asian="14pt" style:font-name-complex="Arial Narrow" style:font-size-complex="14pt"/>
    </style:style>
    <style:style style:name="T30" style:family="text">
      <style:text-properties fo:color="#000000" loext:opacity="100%" style:font-name="Arial Narrow" fo:font-size="14pt" fo:background-color="#ffff00" loext:char-shading-value="0" style:font-size-asian="14pt" style:font-name-complex="Arial Narrow" style:font-size-complex="14pt"/>
    </style:style>
    <style:style style:name="T31" style:family="text">
      <style:text-properties fo:color="#000000" loext:opacity="100%" style:font-name="Arial Narrow" fo:font-size="14pt" fo:language="en" fo:country="GB" style:font-size-asian="14pt" style:font-name-complex="Arial Narrow" style:font-size-complex="14pt"/>
    </style:style>
    <style:style style:name="T32" style:family="text">
      <style:text-properties fo:color="#000000" loext:opacity="100%" style:font-name="Arial Narrow" fo:font-size="14pt" fo:language="en" fo:country="GB" fo:background-color="#ffff00" loext:char-shading-value="0" style:font-name-asian="Times New Roman" style:font-size-asian="14pt" style:language-asian="zh" style:country-asian="CN" style:font-name-complex="Arial Narrow" style:font-size-complex="14pt" style:language-complex="ar" style:country-complex="SA"/>
    </style:style>
    <style:style style:name="T33" style:family="text">
      <style:text-properties fo:color="#000000" loext:opacity="100%" style:font-name="Arial Narrow" fo:font-size="10pt" fo:language="it" fo:country="IT" fo:background-color="#ffff00" loext:char-shading-value="0" style:font-name-asian="Times New Roman" style:font-size-asian="10pt" style:language-asian="zh" style:country-asian="CN" style:font-name-complex="Arial Narrow" style:font-size-complex="10pt" style:language-complex="ar" style:country-complex="SA"/>
    </style:style>
    <style:style style:name="T34" style:family="text">
      <style:text-properties fo:color="#000000" loext:opacity="100%" style:font-name="Arial Narrow" fo:language="it" fo:country="IT" fo:background-color="#ffff00" loext:char-shading-value="0" style:font-name-complex="Arial Narrow"/>
    </style:style>
    <style:style style:name="T35" style:family="text">
      <style:text-properties fo:color="#000000" loext:opacity="100%" style:font-name="Arial Narrow" fo:language="en" fo:country="GB" fo:background-color="#ffff00" loext:char-shading-value="0" style:font-name-complex="Arial Narrow"/>
    </style:style>
    <style:style style:name="T36" style:family="text">
      <style:text-properties fo:color="#000000" loext:opacity="100%" style:font-name="Arial Narrow" fo:background-color="#ffff00" loext:char-shading-value="0" style:font-name-complex="Arial Narrow"/>
    </style:style>
    <style:style style:name="T37" style:family="text">
      <style:text-properties fo:color="#000000" loext:opacity="100%" fo:font-size="10pt" style:font-size-asian="10pt" style:font-size-complex="10pt"/>
    </style:style>
    <style:style style:name="T38" style:family="text">
      <style:text-properties style:use-window-font-color="true" loext:opacity="0%" style:font-name="Arial Narrow" fo:font-size="12pt" fo:language="it" fo:country="IT" style:font-name-asian="Times New Roman" style:font-size-asian="12pt" style:language-asian="zh" style:country-asian="CN" style:font-name-complex="Arial Narrow" style:font-size-complex="12pt" style:language-complex="ar" style:country-complex="SA"/>
    </style:style>
    <style:style style:name="T39" style:family="text">
      <style:text-properties style:use-window-font-color="true" loext:opacity="0%" style:font-name="Arial Narrow" fo:font-size="12pt" fo:language="it" fo:country="IT" style:font-name-asian="Times New Roman" style:font-size-asian="12pt" style:language-asian="zh" style:country-asian="CN" style:font-name-complex="Arial Narrow" style:font-size-complex="12pt" style:language-complex="ar" style:country-complex="SA"/>
    </style:style>
    <style:style style:name="T40" style:family="text">
      <style:text-properties fo:font-variant="normal" fo:text-transform="none" fo:color="#000000" loext:opacity="100%" style:font-name="Arial Narrow" fo:font-size="12pt" fo:letter-spacing="normal" fo:language="it" fo:country="IT" fo:font-style="normal" fo:font-weight="normal" fo:background-color="#ffff00"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41" style:family="text">
      <style:text-properties fo:font-size="10pt" style:font-size-asian="10pt" style:font-size-complex="10pt"/>
    </style:style>
    <style:style style:name="T42"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4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uale integrativo del display LCD3</text:p>
      <text:p text:style-name="P40"><text:span text:style-name="T3">TSDZ2 open source firmware v20.1C.4 per il display KT- LCD3</text:span></text:p>
      <text:p text:style-name="P8">versione modificata della 20 beta 1 (C)</text:p>
      <text:p text:style-name="P8"/>
      <text:p text:style-name="P8"/>
      <text:p text:style-name="P13">Prima di utilizzare il software, leggere attentamente le seguenti istruzioni e il wiki del display:</text:p>
      <text:p text:style-name="P3"><text:a xlink:type="simple" xlink:href="https://github.com/OpenSourceEBike/TSDZ2_wiki/wiki/0.20.0-(DEVELOPMENT)-%7C-KT-LCD3-%7C-TSDZ2-%7C-Manual#Configuration_Menu" text:style-name="Internet_20_link" text:visited-style-name="Visited_20_Internet_20_Link"><text:span text:style-name="Internet_20_link"><text:span text:style-name="T8">0.20.0 (DEVELOPMENT) | KT LCD3 | TSDZ2 | Manual · OpenSourceEBike/TSDZ2_wiki Wiki · GitHub</text:span></text:span></text:a></text:p>
      <text:p text:style-name="P14">Questo manuale è solo una integrazione.</text:p>
      <text:p text:style-name="P9"/>
      <text:p text:style-name="P10">Voci del menu modificate o aggiunte:</text:p>
      <text:p text:style-name="P14">0.3 <text:s text:c="2"/>eliminato “Experimental high cadence mode”, scelta motore solo 0=48V o 1=36V</text:p>
      <text:p text:style-name="P24">0.11 aggiunto "Number of assist levels"</text:p>
      <text:p text:style-name="P3"><text:span text:style-name="T8">2.0 <text:s/>eliminato “Enable Power Assist”, sostituito con -&gt; "Startup Boost" </text:span><text:span text:style-name="T10">0=dis 1=zero cadence 2=zero speed</text:span></text:p>
      <text:p text:style-name="P24">2.1 <text:s/>eliminato "Number of assist levels", spostato in 0.11</text:p>
      <text:p text:style-name="P3"><text:span text:style-name="T12">3.0 <text:s/>eliminato “</text:span><text:span text:style-name="T8">Enable</text:span><text:span text:style-name="T12"> Torque Assist”, sostituito con -&gt; "Torque calibration" </text:span><text:span text:style-name="T14">0=dis 1=calibrated 2=estimated</text:span></text:p>
      <text:p text:style-name="P15">3.1 <text:s/>eliminato "Number of assist levels", spostato in 0.11</text:p>
      <text:p text:style-name="P26">4.0 <text:s/>eliminato “Enable Cadence Assist”, sostituito con -&gt; "Assist with error enabled"</text:p>
      <text:p text:style-name="P24">4.1 <text:s/>eliminato "Number of assist levels", spostato in 0.11</text:p>
      <text:p text:style-name="P14">5.1 <text:s/>eliminato “Sensitivity” eMTB”, sostituito con -&gt; “eMTB assist level 1”</text:p>
      <text:p text:style-name="P41">5.x <text:s/>aggiunto “eMTB assist level x” fino a 5.9 + 1</text:p>
      <text:p text:style-name="P43">6.2 aggiunto “Startup assist” disabled/enabled</text:p>
      <text:p text:style-name="P4"><text:span text:style-name="T22">6.3 impostazione della velocità “Walk assist speed 1” fino a 9.</text:span></text:p>
      <text:p text:style-name="P44">6.x <text:s/>“Walk assist speed x” fino a 6.11 (livello 9).</text:p>
      <text:p text:style-name="P3"><text:span text:style-name="T12">10.4 <text:s text:c="2"/></text:span><text:span text:style-name="T38">eliminato</text:span><text:span text:style-name="T12"> "Cadence sensor mode", sostituito con -&gt; "Coaster brake torque threshold"</text:span></text:p>
      <text:p text:style-name="P2"><text:span text:style-name="T12">10.9 <text:s text:c="2"/>aggiunto “</text:span><text:span text:style-name="T28">Motor deceleration</text:span><text:span text:style-name="T12">”</text:span></text:p>
      <text:p text:style-name="P15">10.10 aggiunto "Pedal torque ADC offset”</text:p>
      <text:p text:style-name="P15">10.11 aggiunto "Pedal torque ADC max"</text:p>
      <text:p text:style-name="P24">10.12 aggiunto "Startup Boost torque factor"</text:p>
      <text:p text:style-name="P24">10.13 aggiunto "Startup Boost cadence step"</text:p>
      <text:p text:style-name="P2"><text:span text:style-name="T11">10.14 aggiunto “Field Weakening” </text:span><text:span text:style-name="T23">disabled/enabled</text:span></text:p>
      <text:p text:style-name="P2"><text:span text:style-name="T22">10.15 aggiunto “</text:span><text:span text:style-name="T25">Torque offset adj”</text:span></text:p>
      <text:p text:style-name="P2"><text:span text:style-name="T22">10.16 aggiunto “</text:span><text:span text:style-name="T25">Torque range adj”</text:span></text:p>
      <text:p text:style-name="P2"><text:span text:style-name="T22">10.17 aggiunto “</text:span><text:span text:style-name="T25">Torque angle adj”</text:span></text:p>
      <text:p text:style-name="P2"><text:span text:style-name="T22">10.18 aggiunto “</text:span><text:span text:style-name="T25">Torque adc step adv”</text:span></text:p>
      <text:p text:style-name="P14">11.7 eliminato "Cadence sensor magnet pulse percentage", sostituito con -&gt; “Pedal torque delta”</text:p>
      <text:p text:style-name="P15"/>
      <text:p text:style-name="P15">La scelta della modalità di assistenza è nello schermo principale.</text:p>
      <text:p text:style-name="P15">A livello 0, tasto ON/OFF per visualizzare la modalità corrente, tasti SU/GIU per cambiare, tasto ON/OFF per confermare.</text:p>
      <text:p text:style-name="P14">Valori di assistenza per tutte le modalità da 1 a 254, per eMTB da 1 a 20.</text:p>
      <text:p text:style-name="P53"/>
      <text:p text:style-name="P3"><text:span text:style-name="T29">Descrizione dei parametri </text:span><text:span text:style-name="T6">modificati o aggiunti:</text:span></text:p>
      <text:p text:style-name="P54"/>
      <text:p text:style-name="P54">0.3 <text:s/>- Motor voltage type</text:p>
      <text:p text:style-name="P18">Scelta del tipo di motore 48V o 36V, leggere i dati di targa del motore.</text:p>
      <text:p text:style-name="P13">Attenzione. Non è la tensione della batteria.</text:p>
      <text:p text:style-name="P13">Le modalità sperimentali ad alta cadenza non sono più disponibili.</text:p>
      <text:p text:style-name="P13"><text:soft-page-break/></text:p>
      <text:p text:style-name="P54">0.11 <text:s/>- Number of assist levels</text:p>
      <text:p text:style-name="P18">Scelta del numero di livelli da utilizzare, da 1 a 9.</text:p>
      <text:p text:style-name="P13">Ha la stessa funzione delle voci eliminate nei menu delle modalità di assistenza.</text:p>
      <text:p text:style-name="P13"/>
      <text:p text:style-name="P54">2.0 <text:s/>- Startup Boost</text:p>
      <text:p text:style-name="P3"><text:span text:style-name="T14">0 = Disabilitato / 1 = a cadenza zero / 2 = a velocità zero.</text:span></text:p>
      <text:p text:style-name="P15">La funzione BOOST aumenta l’assistenza in partenza e a bassa cadenza in modalità “Power assist”.</text:p>
      <text:p text:style-name="P30">Scelta modalità startup boost:</text:p>
      <text:h text:style-name="P71" text:outline-level="1"><text:span text:style-name="T15">- A cadenza zero<text:tab/>Interviene sia partendo da fermo, che riprendendo la pedalata con bici in movimento.</text:span></text:h>
      <text:h text:style-name="P71" text:outline-level="1"><text:span text:style-name="T15">- A velocità zero<text:tab/>Interviene solo partendo da fermo, consigliato per motori con freno a contropedale.</text:span></text:h>
      <text:p text:style-name="P2"><text:span text:style-name="T28">Attenzione, abilitando BOOST e “Start-up assistance without pedalling” contemporaneamente, l’effetto aumenta! Questo può </text:span><text:span text:style-name="T12">causare un maggiore stress alla trasmissione.</text:span></text:p>
      <text:p text:style-name="P31"/>
      <text:p text:style-name="P54">3.0 <text:s/>- Torque sensor calibration</text:p>
      <text:p text:style-name="P3"><text:span text:style-name="T14">0 = Disabilitata / 1 = Abilitata / 2 = Stimata.</text:span></text:p>
      <text:p text:style-name="P15">Abilitare solo dopo avere inserito i valori effettivi di “Pedal torque ADC offset” e “Pedal torque ADC max”, ottenuti dalla calibrazione.</text:p>
      <text:p text:style-name="P2"><text:span text:style-name="T12">A</text:span><text:span text:style-name="T28">bilitare (1) senza avere inserito i parametri corretti, può portare a funzionamenti imprevedibili.</text:span></text:p>
      <text:p text:style-name="P15">Procedura di calibrazione: visualizzare nel menu “Technical Data” la voce (11.2) - “Torque sensor ADC value”, inserire il valore ADC del sensore di coppia senza nessuna spinta sui pedali in “Pedal torque ADC offset” (10.9). Inserire il valore ADC del sensore di coppia con la massima spinta applicata al pedale (ciclista in piedi, sul pedale destro in posizione orizzontale) in “Pedal torque ADC max” (10.10).</text:p>
      <text:p text:style-name="P2"><text:span text:style-name="T28">La calibrazione del sensore di coppia è necessaria se la gamma di lavoro è limitata, </text:span><text:span text:style-name="T12">“Pedal torque ADC max” - “Pedal torque ADC offset” &lt; 140.</text:span></text:p>
      <text:p text:style-name="P57">Attenzione. I valori ADC del sensore di coppia nel tempo possono cambiare, controllare periodicamente.</text:p>
      <text:p text:style-name="P69"><text:span text:style-name="T22">Stimata (2) Con questa funzione è possibile calcolare un valore stimato di 10.2 “Torque ADC step“ per un peso di 24Kg. Il valore è meno preciso di quello ottenuto con la calibrazione, ma è adeguato allo scopo.</text:span></text:p>
      <text:p text:style-name="P68"><text:span text:style-name="T22">Disponibile solo dopo avere inserito i valori effettivi di “Torque ADC offset” e “Torque ADC max”.</text:span></text:p>
      <text:p text:style-name="P75"><text:span text:style-name="T22">Attenzione, modificando il valore di “Torque ADC step”, sarà necessario anche modificare i valori % dei livelli di assistenza in modalità "Power assist". Usato solo con calibrazione disabilitata.</text:span></text:p>
      <text:p text:style-name="P31"/>
      <text:p text:style-name="P2"><text:span text:style-name="T29">4.0 - </text:span><text:span text:style-name="T6">Assist with error enabled</text:span></text:p>
      <text:p text:style-name="P14">Abilitato/Disabilitato. La presenza di un errore disabilita l’assistenza in tutte le modalità.</text:p>
      <text:p text:style-name="P13">E’ comunque possibile forzare l’assistenza anche con un errore se questo è causato da un problema a un <text:s/>sensore. Di coppia, di cadenza o di velocità. </text:p>
      <text:p text:style-name="P13">Si dovrà scegliere la modalità di assistenza che non prevede l’utilizzo del sensore guasto.</text:p>
      <text:p text:style-name="P13">Usare solo in caso di necessità, con questa funzione abilitata ci sono delle limitazioni nell’assistenza.</text:p>
      <text:p text:style-name="P13">I codici di errore sono cambiati, vedere i nuovi codici più avanti.</text:p>
      <text:p text:style-name="P49"/>
      <text:p text:style-name="P2"><text:span text:style-name="T29">5.1 - eMTB a</text:span><text:span text:style-name="T6">ssist level 1</text:span></text:p>
      <text:p text:style-name="P14">Anche per eMTB assist, è previsto lo stesso numero di livelli di assistenza delle altre modalità.</text:p>
      <text:p text:style-name="P15">I valori sono quelli delle sensibilità eMTB disponibili, da 1 a 20.</text:p>
      <text:p text:style-name="P31"/>
      <text:p text:style-name="P2"><text:span text:style-name="T29">5.x <text:s/>- eMTB a</text:span><text:span text:style-name="T6">ssist level x</text:span></text:p>
      <text:p text:style-name="P14">Sensibilità eMTB fino a livello 9.</text:p>
      <text:p text:style-name="P15">C’è un livello aggiuntivo 10 (0 a display), è utilizzato nelle altre modalità dopo l’ultimo livello di assistenza quando è visualizzato “E”, solo <text:s/>se “Enable eMTB assist” è abilitato.</text:p>
      <text:p text:style-name="P15">Attenzione, se si sono scelti 5 livelli di assistenza, il valore utilizzato dopo l’ultimo livello non sarà 10, ma 6.</text:p>
      <text:p text:style-name="P31"/>
      <text:p text:style-name="P31"/>
      <text:p text:style-name="P2"><text:soft-page-break/><text:span text:style-name="T30">6.2 – Startup assist</text:span></text:p>
      <text:p text:style-name="P69"><text:span text:style-name="T10">Abilitato/Disabilitato. </text:span><text:span text:style-name="T40">Serve per partire da fermo su salite difficili.</text:span></text:p>
      <text:h text:style-name="P72" text:outline-level="1"><text:span text:style-name="T40">Se abilitato, si attiva premendo il pulsante “Su” e tenendolo premuto iniziare a pedalare. Dopo l'avvio, rilasciare il pulsante. Il tempo di utilizzo è limitato a 10 secondi. </text:span><text:span text:style-name="T23"><text:line-break/></text:span><text:span text:style-name="T22">Con pulsante premuto il funzionamento è simile all’acceleratore ma per partire è necessario pedalare,</text:span><text:span text:style-name="T40"> la potenza erogata dipende dal livello di assistenza e dalla spinta sui pedali.</text:span></text:h>
      <text:h text:style-name="P42" text:outline-level="1"/>
      <text:p text:style-name="P2"><text:span text:style-name="T30">6.3 to 6.11 – Walk assist speed 1 to 9</text:span></text:p>
      <text:p text:style-name="P60"/>
      <text:p text:style-name="P34">Per ogni livello, si imposta la velocità da raggiungere e mantenere, in km/h oppure in mph.</text:p>
      <text:p text:style-name="P34">Valore massimo 6,0 km/h o 3.7 mph. Provare con valori bassi e aumentare gradualmente.</text:p>
      <text:p text:style-name="P34">Valori consigliati da 2,5 a 4,5 km/h oppure da 1.5 a 2.8 mph.</text:p>
      <text:p text:style-name="P34">Avviando "Walk assist" ci sarà un superamento della velocità impostata, si tratta di un'autocalibrazione.</text:p>
      <text:p text:style-name="P34">Serve per calcolare la potenza massima richiesta in quelle <text:s/>condizioni di utilizzo (rapporto di trasmissione e pendenza da superare), poi si stabilizza sulla velocità impostata.</text:p>
      <text:p text:style-name="P34">La regolazione avviene solo con valori impostati superiori alla velocità minima rilevabile, che è di circa 3,6 km/h (2,2 mph). Con valori inferiori non c’è una regolazione, viene solo calcolata la potenza necessaria per mantenere la velocità ipotizzata in quelle condizioni.</text:p>
      <text:p text:style-name="P34">In questo caso un cambio di pendenza può causare un cambio di velocità.</text:p>
      <text:p text:style-name="P34">Se necessario, è possibile rifare l’autocalibrazione, lasciare il pulsante e ripremere.</text:p>
      <text:p text:style-name="P34">La velocità impostata potrebbe non essere raggiunta a causa della limitazione di potenza.</text:p>
      <text:p text:style-name="P34">Con problemi al sensore di velocità, walk assist non funziona correttamente.</text:p>
      <text:p text:style-name="P68"><text:span text:style-name="T26">Abilitando sul display nel menu 4.0 “Assist with error”, walk assist <text:s/>funzionerà come le versioni precedenti, senza il controllo di velocità.</text:span></text:p>
      <text:p text:style-name="P50"/>
      <text:p text:style-name="P54">10.0 - Motor acceleration</text:p>
      <text:p text:style-name="P61"/>
      <text:p text:style-name="P13">Accelerazione del motore. </text:p>
      <text:p text:style-name="P13">Come prima impostazione usare valori bassi, poi se necessario, aumentare gradualmente.</text:p>
      <text:p text:style-name="P13">Impostare con attenzione, consapevoli che l’impostazione di un valore più alto del necessario può causare un maggiore stress alla trasmissione.</text:p>
      <text:p text:style-name="P18">Valori consigliati:</text:p>
      <text:p text:style-name="P13"><text:tab/>motore 36 Volt, batteria 36 volt = 35</text:p>
      <text:p text:style-name="P13"><text:tab/>motore 36 Volt, batteria 48 volt = 5</text:p>
      <text:p text:style-name="P13"><text:tab/>motore 36 Volt, batteria 52 volt = 0</text:p>
      <text:p text:style-name="P13"><text:tab/>motore 48 Volt, batteria 36 volt = 45</text:p>
      <text:p text:style-name="P13"><text:tab/>motore 48 Volt, batteria 48 volt = 35</text:p>
      <text:p text:style-name="P2"><text:span text:style-name="T12"><text:tab/></text:span><text:span text:style-name="T8">motore 48 Volt, batteria 52 volt = 30</text:span></text:p>
      <text:p text:style-name="P73"/>
      <text:p text:style-name="P55">10.1 - Startup assist without pedal rotation</text:p>
      <text:p text:style-name="P36"/>
      <text:p text:style-name="P17">0 = Disabilitato, X = Abilitato e sensibilità della coppia da applicare per la partenza.</text:p>
      <text:p text:style-name="P15">Oltre all’assistenza iniziale con la solo spinta sui pedali senza la rotazione per una partenza immediata, ora questa funzione si attiva anche con la bici in movimento, quando si riprende la pedalata dopo una pausa.</text:p>
      <text:p text:style-name="P58">Attenzione, abilitando contemporaneamente anche la funzione BOOST l’effetto aumenta!</text:p>
      <text:p text:style-name="P2"><text:span text:style-name="T28">Questo può </text:span><text:span text:style-name="T12">causare un maggiore stress alla trasmissione.</text:span></text:p>
      <text:p text:style-name="P2"/>
      <text:p text:style-name="P56">10.2 - Torque adc step</text:p>
      <text:p text:style-name="P62"/>
      <text:p text:style-name="P68"><text:span text:style-name="T22">Fattore di conversione della coppia applicata al pedale con calibrazione disabilitata.</text:span></text:p>
      <text:p text:style-name="P70"><text:span text:style-name="T14">Serve per calcolare il corretto rapporto tra il fattore di assistenza e la potenza umana (solo in “Power assist”) e per il calcolo della potenza umana da visualizzare a display, puo essere inserito il valore effettivo ottenuto dalla calibrazione con peso.</text:span></text:p>
      <text:p text:style-name="P70"><text:span text:style-name="T20">Attenzione</text:span><text:span text:style-name="T14">: </text:span><text:span text:style-name="T34">la calibrazione con peso va eseguita</text:span><text:span text:style-name="T35"> </text:span><text:span text:style-name="T14">con calibrazione disabilitata.</text:span></text:p>
      <text:p text:style-name="P76"><text:soft-page-break/>Il valore di <text:s/>“Torque adc step” è inversamente proporzionale alla gamma ADC del sensore di coppia.</text:p>
      <text:p text:style-name="P45">Se la visualizzazione della potenza umana non interessa, questo parametro può essere utilizzato per modificare il rapporto nel calcolo dei valori % di assistenza a tutti i livelli (solo in "Power assist").</text:p>
      <text:p text:style-name="P31"/>
      <text:p text:style-name="P2"><text:span text:style-name="T29">10.4 - Coaster brake torque th</text:span><text:span text:style-name="T31">reshold</text:span></text:p>
      <text:p text:style-name="P14">0 = Disabilitato, X = abilitato e sensibilità della coppia da applicare per la frenata. Valore da 15 a 40.</text:p>
      <text:p text:style-name="P15">Disabilitare se non si dispone di un motore con freno a contropedale.</text:p>
      <text:p text:style-name="P33"/>
      <text:p text:style-name="P33"/>
      <text:p text:style-name="P2"><text:span text:style-name="T6">10.9 – </text:span><text:span text:style-name="T29">Motor deceleration</text:span></text:p>
      <text:p text:style-name="P14">Decelerazione del motore. Impostata a zero, è attiva la rampa di decelerazione di default, impostata al 100% la rampa di decelerazione minima (arresto più rapido).</text:p>
      <text:p text:style-name="P38"/>
      <text:p text:style-name="P12">10.10 - Pedal torque ADC offset (no weight)</text:p>
      <text:h text:style-name="P20" text:outline-level="1">Valore ADC del sensore di coppia senza nessuna spinta sui pedali.</text:h>
      <text:p text:style-name="P57">Si ottiene dalla procedura di calibrazione da effettuare a display.</text:p>
      <text:p text:style-name="P46">Non usare per modificare la sensibilità del sensore di coppia in partenza , per questo scopo usare “Torque offset adj”.</text:p>
      <text:p text:style-name="P39"/>
      <text:p text:style-name="P40"><text:span text:style-name="T3">10.11 - Pedal torque ADC max (max weight)</text:span><text:span text:style-name="T42"> </text:span></text:p>
      <text:h text:style-name="P59" text:outline-level="1">Valore ADC del sensore di coppia con la massima spinta applicata al pedale (ciclista in piedi, sul pedale destro in posizione orizzontale).</text:h>
      <text:p text:style-name="P57">Si ottiene dalla procedura di calibrazione da effettuare a display.</text:p>
      <text:h text:style-name="P48" text:outline-level="1">Non usare per modificare l’amplificazione della gamma del sensore di coppia, per questo scopo usare “Torque range adj”.</text:h>
      <text:h text:style-name="P37" text:outline-level="1"/>
      <text:h text:style-name="P11" text:outline-level="1">10.12 - Startup boost torque factor (%)</text:h>
      <text:h text:style-name="P20" text:outline-level="1">Serve per aumentare l’assistenza in partenza e a bassa cadenza.</text:h>
      <text:h text:style-name="P66" text:outline-level="1"><text:span text:style-name="T12">“Startup boost” deve essere abilitato. Disponibile solo in modalità “Power assist”.</text:span></text:h>
      <text:h text:style-name="P21" text:outline-level="1">Funziona sia con partenza da fermo che con ripresa della pedalata in movimento.</text:h>
      <text:h text:style-name="P21" text:outline-level="1">Il valore di questo parametro è l’incremento percentuale della coppia applicata ai pedali con cadenza = 0.</text:h>
      <text:h text:style-name="P21" text:outline-level="1">Questo valore diminuisce gradualmente all’aumentare della cadenza, in funzione del parametro successivo.</text:h>
      <text:h text:style-name="P21" text:outline-level="1">Impostare con attenzione, consapevoli che l’impostazione di un valore troppo alto può causare un maggiore stress alla trasmissione.</text:h>
      <text:h text:style-name="P21" text:outline-level="1">Valore consigliato 250, massimo 500.</text:h>
      <text:h text:style-name="P37" text:outline-level="1"/>
      <text:h text:style-name="P11" text:outline-level="1">10.13 - Startup boost cadence step</text:h>
      <text:h text:style-name="P20" text:outline-level="1">Serve per calcolare la diminuzione della coppia di boost all’aumento della cadenza, fino all’estinzione.</text:h>
      <text:h text:style-name="P21" text:outline-level="1">Valore consigliato 25. Limiti da 10 a 50, valore più alto = effetto più breve.</text:h>
      <text:h text:style-name="P37" text:outline-level="1"/>
      <text:h text:style-name="P11" text:outline-level="1">10.14 – Field weakening</text:h>
      <text:h text:style-name="P37" text:outline-level="1"/>
      <text:p text:style-name="P13">Abilitato/Disabilitato. La funzione di indebolimento di campo aumenta la cadenza del motore (fino a 120 RPM quando possibile) ma si ha anche una perdita di efficienza.</text:p>
      <text:h text:style-name="P21" text:outline-level="1">Se abilitato, l'indebolimento di campo si attiva automaticamente quando il valore PWM è superiore a 100%.</text:h>
      <text:h text:style-name="P32" text:outline-level="1"/>
      <text:h text:style-name="P66" text:outline-level="1"><text:span text:style-name="T7">10.15 – </text:span><text:span text:style-name="T32">Torque offset adj</text:span></text:h>
      <text:h text:style-name="P37" text:outline-level="1"/>
      <text:h text:style-name="P27" text:outline-level="1">Parametro per la regolazione dell’offset ADC del sensore di coppia.</text:h>
      <text:p text:style-name="P28">Valori da 0 a 34, valore default 20 (neutro).</text:p>
      <text:p text:style-name="P68"><text:soft-page-break/><text:span text:style-name="T14">Quando si ha la necessità di</text:span><text:span text:style-name="T36"> aumentare la sensibilità in partenza, esempio con hand-bike, impostare un valore inferiore a 20. </text:span><text:span text:style-name="T14">Attenzione, un valore troppo basso può causare una partenza indesiderata e/o un arresto ritardato del motore.</text:span></text:p>
      <text:p text:style-name="P68"><text:span text:style-name="T10">Se invece si vuole diminuire </text:span><text:span text:style-name="T35">la sensibilità in partenza, impostare un valore maggiore di 20.</text:span></text:p>
      <text:h text:style-name="P66" text:outline-level="1"><text:span text:style-name="T35">Con valore inferiore a 20</text:span><text:span text:style-name="T22"> </text:span><text:span text:style-name="T35">si consiglia di disabilitare </text:span><text:span text:style-name="T22">“Assist without pedaling” e </text:span><text:span text:style-name="T35"><text:s/>“Startup boost”.</text:span></text:h>
      <text:h text:style-name="P32" text:outline-level="1"/>
      <text:h text:style-name="P66" text:outline-level="1"><text:span text:style-name="T7">10.16 – </text:span><text:span text:style-name="T32">Torque range adj</text:span></text:h>
      <text:h text:style-name="P37" text:outline-level="1"/>
      <text:p text:style-name="P28">Parametro per la regolazione della gamma ADC del sensore di coppia.</text:p>
      <text:p text:style-name="P28">Valori da 0 a 40, valore default 20 (neutro).</text:p>
      <text:p text:style-name="P34">Un valore inferiore a 20 diminuisce l’amplificazione della gamma, un valore maggiore di 20 la aumenta. Questa variazione ha effetto a tutti i livelli nelle modalità con sensore di coppia.</text:p>
      <text:p text:style-name="P51">Necessario prima, abilitare la <text:s/>calibrazione del sensore di coppia e inserire i valori effettivi di “Torque ADC offset” e “Torque ADC max”.</text:p>
      <text:h text:style-name="P52" text:outline-level="1">Il valore della gamma è fissato a 160 (133 con 0, 186 con 40).</text:h>
      <text:h text:style-name="P21" text:outline-level="1"/>
      <text:h text:style-name="P66" text:outline-level="1"><text:span text:style-name="T7">10.17 – </text:span><text:span text:style-name="T32">Torque angle adj</text:span></text:h>
      <text:h text:style-name="P37" text:outline-level="1"/>
      <text:p text:style-name="P34">Parametro per la regolazione dell’angolo iniziale della curva del sensore di coppia.</text:p>
      <text:p text:style-name="P68"><text:span text:style-name="T14">Valore da 0 a 40</text:span><text:span text:style-name="T10">, valore default 20 (neutro).</text:span></text:p>
      <text:p text:style-name="P34">Provare con valore 20, poi regolare a “sensazione”. Con un valore inferiore a 20, risposta più graduale e minore consumo. Con un valore maggiore di 20, più reattività ma con maggiore consumo. Vedere il grafico esplicativo.</text:p>
      <text:p text:style-name="P34">Questa variazione ha effetto a tutti i livelli nelle modalità con sensore di coppia.</text:p>
      <text:p text:style-name="P47">Necessario prima <text:s/>abilitare la <text:s/>calibrazione del sensore di coppia e inserire i valori effettivi di “Pedal torque ADC offset” e “Pedal torque ADC max”.</text:p>
      <text:h text:style-name="P48" text:outline-level="1">Con un valore maggiore di 20, si consiglia di disabilitare “Startup boost”.</text:h>
      <text:h text:style-name="P48" text:outline-level="1"/>
      <text:p text:style-name="P4"><text:span text:style-name="T4">1</text:span><text:span text:style-name="T5">0</text:span><text:span text:style-name="T4">.18 - Torque adc step adv</text:span></text:p>
      <text:p text:style-name="P74"/>
      <text:p text:style-name="P35">Fattore di conversione della coppia applicata al pedale con calibrazione abilitata.</text:p>
      <text:p text:style-name="P68"><text:span text:style-name="T22">Ha la stessa funzione del parametro 10.2 Torque adc step, ma solo con calibrazione abilitata.</text:span></text:p>
      <text:p text:style-name="P68"><text:span text:style-name="T22">Nel calcolo della potenza umana, si valutano anche “Torque offset adj” e “Torque range adj” e “Torque range adj”. <text:s/>Non usare questo parametro per modificare l’amplificazione dei livelli di assistenza, per questo scopo usare “Torque range adj”.</text:span></text:p>
      <text:p text:style-name="P68"><text:span text:style-name="T22">Anche per questo parametro è possibile una calibrazione opzionale con peso.</text:span></text:p>
      <text:p text:style-name="P68"><text:span text:style-name="T24">Attenzione</text:span><text:span text:style-name="T22">: la calibrazione con peso va eseguita</text:span><text:span text:style-name="T25"> </text:span><text:span text:style-name="T22">con calibrazione abilitata.</text:span></text:p>
      <text:h text:style-name="P48" text:outline-level="1">Il valore di <text:s/>“Torque adc step adv” è costante, indipendente dalla gamma ADC del sensore di coppia.</text:h>
      <text:h text:style-name="P29" text:outline-level="1"/>
      <text:h text:style-name="P11" text:outline-level="1">11.7 - Pedal torque delta</text:h>
      <text:h text:style-name="P20" text:outline-level="1">Solo visualizzazione. Valore ADC del sensore di coppia senza offset.</text:h>
      <text:h text:style-name="P22" text:outline-level="1">E possibile osservare e analizzare le variazioni derivate dalla calibrazione e dal BOOST.</text:h>
      <text:h text:style-name="P22" text:outline-level="1"/>
      <text:h text:style-name="P6" text:outline-level="1">- Set assist mode</text:h>
      <text:p text:style-name="P14">Sono disponibili 5 modalità di assistenza, la scelta è nello schermo principale.</text:p>
      <text:p text:style-name="P14">P - POWER ASSIST <text:s text:c="2"/><text:tab/>assistenza proporzionale alla potenza sui pedali</text:p>
      <text:p text:style-name="P40"><text:span text:style-name="T12"><draw:frame draw:style-name="fr2" draw:name="Immagine1" text:anchor-type="as-char" svg:width="0.201cm" svg:height="0.295cm" draw:z-index="0"><draw:image xlink:href="Pictures/100000000000000E00000014EE874247E60ED0FD.jpg" xlink:type="simple" xlink:show="embed" xlink:actuate="onLoad" draw:mime-type="image/jpeg"/></draw:frame></text:span><text:span text:style-name="T21"><text:s/></text:span><text:span text:style-name="T12">- TORQUE ASSIST <text:s/><text:tab/>assistenza proporzionale alla coppia sui pedali</text:span></text:p>
      <text:p text:style-name="P13">C - CADENCE ASSIST<text:tab/>assistenza subordinata al movimento dei pedali</text:p>
      <text:p text:style-name="P13">E - EMTB ASSIST <text:s text:c="3"/><text:tab/><text:tab/>assistenza con percentuale progressiva della coppia sui pedali</text:p>
      <text:p text:style-name="P40"><text:span text:style-name="T12">H - HYBRID ASSIST<text:tab/><text:tab/>assistenza combinata torque + </text:span><text:span text:style-name="T8">power</text:span></text:p>
      <text:p text:style-name="P14">A livello 0, tasto ON/OFF per visualizzare la modalità corrente, tasti SU/GIU per cambiare, tasto ON/OFF per confermare. Valori di assistenza per tutte le modalità da 1 a 254, per eMTB da 1 a 20.</text:p>
      <text:p text:style-name="P15">In modalità “Power assist” valori di assistenza della versione precedente vanno moltiplicati x 50.</text:p>
      <text:p text:style-name="P2"><text:soft-page-break/><text:span text:style-name="T12">“Hybrid assist” è una combinazione tra le modalità di assistenza “Torque assist” e “Power assist”.</text:span></text:p>
      <text:p text:style-name="P13">Si ottiene cosi un’ottima assistenza a bassa cadenza tipica della modalità Torque, e l’allungo della modalità Power ad alta cadenza.</text:p>
      <text:p text:style-name="P13">I parametri di assistenza sono gli stessi utilizzati nelle due modalità, abbinati a parità di livello.</text:p>
      <text:p text:style-name="P13"/>
      <text:p text:style-name="P7">- Codici errore</text:p>
      <text:p text:style-name="P14">Gli errori e i relativi codici elencati nel manuale della versione precedente non sono più validi.</text:p>
      <text:p text:style-name="P15">Codici e descrizione degli errori:</text:p>
      <text:p text:style-name="P15"/>
      <text:p text:style-name="P15">E01 - ERROR_OVERVOLTAGE</text:p>
      <text:p text:style-name="P14">Tensione della batteria superiore al valore massimo previsto.</text:p>
      <text:p text:style-name="P13">Probabile errore nell’impostazione dei parametri della batteria.</text:p>
      <text:p text:style-name="P13"/>
      <text:p text:style-name="P15">E02 - ERROR_TORQUE_SENSOR</text:p>
      <text:p text:style-name="P14">Potrebbe essersi verificato un problema meccanico con il sensore di coppia oppure la calibrazione all’avvio non è stata eseguita correttamente.</text:p>
      <text:p text:style-name="P13">Probabilmente è stata applicata una spinta sui pedali durante l’accensione.</text:p>
      <text:p text:style-name="P13">Spegnere e riaccendere in modo che il sistema possa ricalibrarsi, senza forzare sui pedali.</text:p>
      <text:p text:style-name="P13">Se è abilitata la funzione “Torque sensor calibration”, controllare a display se il valore di “Pedal torque ADC offset” con pedali liberi <text:s/>e di “Pedal torque ADC max” con massimo sforzo, corrispondono a quelli inseriti.</text:p>
      <text:p text:style-name="P13"/>
      <text:p text:style-name="P15">E03 - ERROR_CADENCE_SENSOR</text:p>
      <text:p text:style-name="P14">Durante la pedalata non vengono generati impulsi dal sensore di cadenza, probabilmente guasto.</text:p>
      <text:p text:style-name="P15"/>
      <text:p text:style-name="P15">E04 - ERROR_MOTOR_BLOCKED</text:p>
      <text:p text:style-name="P14">Motore o ruota bloccata, assorbimento di corrente eccessivo senza la rotazione del motore.</text:p>
      <text:p text:style-name="P13">Assicurarsi che non ci sia un problema meccanico.</text:p>
      <text:p text:style-name="P13">Dopo 6 secondi l’errore scompare e si può riutilizzare la bici.</text:p>
      <text:p text:style-name="P15"/>
      <text:p text:style-name="P15">E08 - ERROR_SPEED_SENSOR</text:p>
      <text:p text:style-name="P23">Sensore di velocità guasto o magnete troppo distante.<text:tab/></text:p>
      <text:p text:style-name="P15"/>
      <text:p text:style-name="P15">E09 - ERROR_WRITE_EEPROM</text:p>
      <text:p text:style-name="P14">Errore durante la scrittura in eeprom. Spegnere e riaccendere per riprovare.</text:p>
      <text:p text:style-name="P13">La scrittura in eeprom avviene alla prima accensione dopo avere caricato il programma e ad ogni spegnimento del display.<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4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92cm" svg:height="0.45cm" draw:z-index="6"><draw:text-box><text:p text:style-name="Footer"><text:span text:style-name="Page_20_Number"><text:span text:style-name="MT1"><text:page-number text:select-page="current">6</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6-22T13:41:46.565000000</dc:date>
    <meta:print-date>2022-06-22T13:43:03.754000000</meta:print-date>
    <meta:editing-cycles>493</meta:editing-cycles>
    <meta:editing-duration>P5DT19H58M38S</meta:editing-duration>
    <meta:generator>LibreOffice/7.2.3.2$Windows_X86_64 LibreOffice_project/d166454616c1632304285822f9c83ce2e660fd92</meta:generator>
    <meta:document-statistic meta:table-count="0" meta:image-count="1" meta:object-count="0" meta:page-count="6" meta:paragraph-count="201" meta:word-count="2601" meta:character-count="16573" meta:non-whitespace-character-count="14111"/>
  </office:meta>
</office:document-meta>
</file>